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j_subject-005" table:style-name="ta1">
        <table:shapes>
          <draw:frame draw:z-index="0" draw:style-name="gr1" draw:text-style-name="P1" svg:width="384.83pt" svg:height="255.09pt" svg:x="271.13pt" svg:y="8.84pt">
            <loext:p draw:notify-on-update-of-ranges="'toj_subject-005'.A2:'toj_subject-005'.E2 'toj_subject-005'.A5:'toj_subject-005'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0.89pt" svg:height="255.09pt" svg:x="671.36pt" svg:y="13.38pt">
            <loext:p draw:notify-on-update-of-ranges="'toj_subject-005'.A7:'toj_subject-005'.E7 'toj_subject-005'.A10:'toj_subject-005'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2.22pt" svg:height="255.09pt" svg:x="276.69pt" svg:y="281.42pt">
            <loext:p draw:notify-on-update-of-ranges="'toj_subject-005'.A12:'toj_subject-005'.E12 'toj_subject-005'.A15:'toj_subject-005'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76.95pt" svg:height="255.09pt" svg:x="666.62pt" svg:y="291.17pt">
            <loext:p draw:notify-on-update-of-ranges="'toj_subject-005'.A17:'toj_subject-005'.E17 'toj_subject-005'.A20:'toj_subject-005'.E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rgetLuminance=0.34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]/[.A3]" office:value-type="float" office:value="0.628571428571429" calcext:value-type="float">
            <text:p>0.6285714286</text:p>
          </table:table-cell>
          <table:table-cell table:formula="of:=[.B4]/[.B3]" office:value-type="float" office:value="0.685714285714286" calcext:value-type="float">
            <text:p>0.6857142857</text:p>
          </table:table-cell>
          <table:table-cell table:formula="of:=[.C4]/[.C3]" office:value-type="float" office:value="0.514285714285714" calcext:value-type="float">
            <text:p>0.5142857143</text:p>
          </table:table-cell>
          <table:table-cell table:formula="of:=[.D4]/[.D3]" office:value-type="float" office:value="0.228571428571429" calcext:value-type="float">
            <text:p>0.2285714286</text:p>
          </table:table-cell>
          <table:table-cell table:formula="of:=[.E4]/[.E3]" office:value-type="float" office:value="0.342857142857143" calcext:value-type="float">
            <text:p>0.3428571429</text:p>
          </table:table-cell>
        </table:table-row>
        <table:table-row table:style-name="ro1">
          <table:table-cell office:value-type="string" calcext:value-type="string">
            <text:p>TargetLuminance=0.47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]/[.A8]" office:value-type="float" office:value="0.742857142857143" calcext:value-type="float">
            <text:p>0.7428571429</text:p>
          </table:table-cell>
          <table:table-cell table:formula="of:=[.B9]/[.B8]" office:value-type="float" office:value="0.771428571428571" calcext:value-type="float">
            <text:p>0.7714285714</text:p>
          </table:table-cell>
          <table:table-cell table:formula="of:=[.C9]/[.C8]" office:value-type="float" office:value="0.371428571428571" calcext:value-type="float">
            <text:p>0.3714285714</text:p>
          </table:table-cell>
          <table:table-cell table:formula="of:=[.D9]/[.D8]" office:value-type="float" office:value="0.371428571428571" calcext:value-type="float">
            <text:p>0.3714285714</text:p>
          </table:table-cell>
          <table:table-cell table:formula="of:=[.E9]/[.E8]" office:value-type="float" office:value="0.457142857142857" calcext:value-type="float">
            <text:p>0.4571428571</text:p>
          </table:table-cell>
        </table:table-row>
        <table:table-row table:style-name="ro1">
          <table:table-cell office:value-type="string" calcext:value-type="string">
            <text:p>TargetLuminance=0.59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4]/[.A13]" office:value-type="float" office:value="0.771428571428571" calcext:value-type="float">
            <text:p>0.7714285714</text:p>
          </table:table-cell>
          <table:table-cell table:formula="of:=[.B14]/[.B13]" office:value-type="float" office:value="0.742857142857143" calcext:value-type="float">
            <text:p>0.7428571429</text:p>
          </table:table-cell>
          <table:table-cell table:formula="of:=[.C14]/[.C13]" office:value-type="float" office:value="0.571428571428571" calcext:value-type="float">
            <text:p>0.5714285714</text:p>
          </table:table-cell>
          <table:table-cell table:formula="of:=[.D14]/[.D13]" office:value-type="float" office:value="0.342857142857143" calcext:value-type="float">
            <text:p>0.3428571429</text:p>
          </table:table-cell>
          <table:table-cell table:formula="of:=[.E14]/[.E13]" office:value-type="float" office:value="0.171428571428571" calcext:value-type="float">
            <text:p>0.1714285714</text:p>
          </table:table-cell>
        </table:table-row>
        <table:table-row table:style-name="ro1">
          <table:table-cell office:value-type="string" calcext:value-type="string">
            <text:p>TargetLuminance=0.87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]/[.A18]" office:value-type="float" office:value="0.742857142857143" calcext:value-type="float">
            <text:p>0.7428571429</text:p>
          </table:table-cell>
          <table:table-cell table:formula="of:=[.B19]/[.B18]" office:value-type="float" office:value="0.685714285714286" calcext:value-type="float">
            <text:p>0.6857142857</text:p>
          </table:table-cell>
          <table:table-cell table:formula="of:=[.C19]/[.C18]" office:value-type="float" office:value="0.485714285714286" calcext:value-type="float">
            <text:p>0.4857142857</text:p>
          </table:table-cell>
          <table:table-cell table:formula="of:=[.D19]/[.D18]" office:value-type="float" office:value="0.257142857142857" calcext:value-type="float">
            <text:p>0.2571428571</text:p>
          </table:table-cell>
          <table:table-cell table:formula="of:=[.E19]/[.E18]" office:value-type="float" office:value="0.428571428571429" calcext:value-type="float">
            <text:p>0.4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0:57:08.242000000</dc:date>
    <meta:editing-duration>PT4M37S</meta:editing-duration>
    <meta:editing-cycles>1</meta:editing-cycles>
    <meta:document-statistic meta:table-count="1" meta:cell-count="84" meta:object-count="4"/>
    <meta:generator>LibreOffice/5.0.0.5$Windows_X86_64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577cm" svg:height="9cm" xlink:href=".." xlink:type="simple" chart:class="chart:scatter" chart:style-name="ch1">
        <chart:plot-area chart:style-name="ch2" table:cell-range-address="'toj_subject-005'.A2:'toj_subject-005'.E2 'toj_subject-005'.A5:'toj_subject-005'.E5" svg:x="0.271cm" svg:y="0.18cm" svg:width="13.035cm" svg:height="8.64cm">
          <chartooo:coordinate-region svg:x="0.655cm" svg:y="0.379cm" svg:width="12.318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5'.A5:'toj_subject-005'.E5" chart:class="chart:scatter">
            <chart:domain table:cell-range-address="'toj_subject-005'.A2:'toj_subject-005'.E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5'.A2:'toj_subject-005'.E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628571428571429">
                <text:p>0.628571428571429</text:p>
                <draw:g>
                  <svg:desc>'toj_subject-005'.A5:'toj_subject-005'.E5</svg:desc>
                </draw:g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342857142857143">
                <text:p>0.3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38cm" svg:height="9cm" xlink:href=".." xlink:type="simple" chart:class="chart:scatter" chart:style-name="ch1">
        <chart:plot-area chart:style-name="ch2" table:cell-range-address="'toj_subject-005'.A7:'toj_subject-005'.E7 'toj_subject-005'.A10:'toj_subject-005'.E10" svg:x="0.268cm" svg:y="0.18cm" svg:width="12.902cm" svg:height="8.64cm">
          <chartooo:coordinate-region svg:x="0.652cm" svg:y="0.379cm" svg:width="12.18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5'.A10:'toj_subject-005'.E10" chart:class="chart:scatter">
            <chart:domain table:cell-range-address="'toj_subject-005'.A7:'toj_subject-005'.E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5'.A7:'toj_subject-005'.E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742857142857143">
                <text:p>0.742857142857143</text:p>
                <draw:g>
                  <svg:desc>'toj_subject-005'.A10:'toj_subject-005'.E10</svg:desc>
                </draw:g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457142857142857">
                <text:p>0.4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132cm" svg:height="9cm" xlink:href=".." xlink:type="simple" chart:class="chart:scatter" chart:style-name="ch1">
        <chart:plot-area chart:style-name="ch2" table:cell-range-address="'toj_subject-005'.A12:'toj_subject-005'.E12 'toj_subject-005'.A15:'toj_subject-005'.E15" svg:x="0.262cm" svg:y="0.18cm" svg:width="12.608cm" svg:height="8.64cm">
          <chartooo:coordinate-region svg:x="0.646cm" svg:y="0.379cm" svg:width="11.89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5'.A15:'toj_subject-005'.E15" chart:class="chart:scatter">
            <chart:domain table:cell-range-address="'toj_subject-005'.A12:'toj_subject-005'.E1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5'.A12:'toj_subject-005'.E1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771428571428571">
                <text:p>0.771428571428571</text:p>
                <draw:g>
                  <svg:desc>'toj_subject-005'.A15:'toj_subject-005'.E15</svg:desc>
                </draw:g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171428571428571">
                <text:p>0.171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299cm" svg:height="9cm" xlink:href=".." xlink:type="simple" chart:class="chart:scatter" chart:style-name="ch1">
        <chart:plot-area chart:style-name="ch2" table:cell-range-address="'toj_subject-005'.A17:'toj_subject-005'.E17 'toj_subject-005'.A20:'toj_subject-005'.E20" svg:x="0.265cm" svg:y="0.18cm" svg:width="12.769cm" svg:height="8.64cm">
          <chartooo:coordinate-region svg:x="0.649cm" svg:y="0.379cm" svg:width="12.05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5'.A20:'toj_subject-005'.E20" chart:class="chart:scatter">
            <chart:domain table:cell-range-address="'toj_subject-005'.A17:'toj_subject-005'.E1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5'.A17:'toj_subject-005'.E1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742857142857143">
                <text:p>0.742857142857143</text:p>
                <draw:g>
                  <svg:desc>'toj_subject-005'.A20:'toj_subject-005'.E20</svg:desc>
                </draw:g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